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left="-0.025cm" fo:margin-right="0cm" fo:orphans="2" fo:widows="2" fo:text-indent="0cm" style:auto-text-indent="false" style:writing-mode="lr-tb"/>
      <style:text-properties fo:language="en" fo:country="US"/>
    </style:style>
    <style:style style:name="P3" style:family="paragraph" style:parent-style-name="Standard" style:master-page-name="Standard">
      <style:paragraph-properties style:page-number="auto"/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bdev profile</text:p>
      <text:p text:style-name="P1">Flavio Colonna Romano</text:p>
      <text:p text:style-name="P1"/>
      <text:p text:style-name="P1">1. I have not background experience about web development. I am studying Java as programming language</text:p>
      <text:p text:style-name="P1"><text:s text:c="5"/>and I studied MySql as database.</text:p>
      <text:p text:style-name="P1"/>
      <text:p text:style-name="P1">2. I would like, in the future, to code applications on the web, so I need this program to learn how to do it.</text:p>
      <text:p text:style-name="P1">It could be a great experience for my programming knowledge.</text:p>
      <text:p text:style-name="P1"/>
      <text:p text:style-name="P1">3. <text:s/>Strength: I know how is the internet architecture because I studied it. I have some knowledge about the object-oriented languages.</text:p>
      <text:p text:style-name="P2"><text:s text:c="4"/>Weakness: I do not know a lot things about the programming language that are used on internet.</text:p>
      <text:p text:style-name="P1"/>
      <text:p text:style-name="P1">4. I can help it with my knowledge in database, internet architecture and object oriented language.</text:p>
      <text:p text:style-name="P1"/>
      <text:p text:style-name="Standard"><text:span text:style-name="T1">5. Yes, I do. </text:span><text:a xlink:type="simple" xlink:href="http://it.linkedin.com/pub/flavio-colonna-romano/85/b15/6a/" text:style-name="Internet_20_link" text:visited-style-name="Visited_20_Internet_20_Link">Flavio Colonna Romano</text:a></text:p>
      <text:p text:style-name="P1"><text:s text:c="5"/>If it does not work try this <text:a xlink:type="simple" xlink:href="http://it.linkedin.com/pub/flavio-colonna-romano/85/b15/6a/" text:style-name="Internet_20_link" text:visited-style-name="Visited_20_Internet_20_Link">http://it.linkedin.com/pub/flavio-colonna-romano/85/b15/6a/</text:a></text:p>
      <text:p text:style-name="P1"/>
      <text:p text:style-name="P1">6. Yes, I do. Some of them are Stack Overflow, Git Hub and Forum HT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a" fo:country="DK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Calibri" fo:font-size="11pt" fo:language="da" fo:country="DK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Vøhtz</meta:initial-creator>
    <dc:creator>Flavio Colonna</dc:creator>
    <meta:editing-cycles>7</meta:editing-cycles>
    <meta:creation-date>2014-09-02T09:06:00</meta:creation-date>
    <dc:date>2014-09-03T23:24:40.52</dc:date>
    <meta:editing-duration>PT9M48S</meta:editing-duration>
    <meta:generator>OpenOffice/4.1.0$Win32 OpenOffice.org_project/410m18$Build-9764</meta:generator>
    <meta:document-statistic meta:table-count="0" meta:image-count="0" meta:object-count="0" meta:page-count="1" meta:paragraph-count="12" meta:word-count="145" meta:character-count="8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